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 PL UKai TW" fo:font-size="14pt" style:font-name-asian="AR PL UKai TW" style:font-size-asian="14pt" style:font-size-complex="14pt"/>
    </style:style>
  </office:automatic-styles>
  <office:body>
    <office:spreadsheet>
      <table:calculation-settings table:automatic-find-labels="false"/>
      <table:table table:name="a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row table:style-name="ro1">
          <table:table-cell office:value-type="string" calcext:value-type="string">
            <text:p>使用試算表內的陣列函數來製作分組次數分配表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9-小拉達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41-超音蝠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7-傑尼龜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4-阿柏怪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1-妙蛙種子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8-九尾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1-尼多后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3-阿柏蛇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7-比比鳥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7-六尾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2-尼多朗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3-尼多力諾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9-水箭龜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5-火恐龍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8-卡咪龜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1-烈雀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35-皮皮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26-雷丘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2-妙蛙草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formula="of:=1/0" office:value-type="string" office:string-value="" calcext:value-type="error">
            <text:p>#DIV/0!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13-獨角蟲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matrix-columns-spanned="1" table:number-matrix-rows-spanned="5" table:formula="of:=FREQUENCY([.B3:.B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C3:.C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D3:.D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E3:.E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F3:.F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G3:.G22];[.$A24:.$A27])" office:value-type="float" office:value="0" calcext:value-type="float">
            <text:p>0</text:p>
          </table:table-cell>
          <table:table-cell table:number-matrix-columns-spanned="1" table:number-matrix-rows-spanned="5" table:formula="of:=FREQUENCY([.H3:.H22];[.$A24:.$A27])" office:value-type="string" office:string-value="" calcext:value-type="error">
            <text:p>#DIV/0!</text:p>
          </table:table-cell>
          <table:table-cell table:number-matrix-columns-spanned="1" table:number-matrix-rows-spanned="5" table:formula="of:=FREQUENCY([.I3:.I22];[.$A24:.$A27])" office:value-type="float" office:value="0" calcext:value-type="float">
            <text:p>0</text:p>
          </table:table-cell>
          <table:table-cell office:value-type="string" calcext:value-type="string">
            <text:p>統計各成績區段人數</text:p>
          </table:table-cell>
          <table:table-cell table:number-columns-repeated="1014"/>
        </table:table-row>
        <table:table-row table:style-name="ro1">
          <table:table-cell table:formula="of:=[.A24]+20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office:string-value="" calcext:value-type="error">
            <text:p>#DIV/0!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formula="of:=[.A25]+20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office:string-value="" calcext:value-type="error">
            <text:p>#DIV/0!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formula="of:=[.A26]+20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複製數值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轉置(行列互換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4:29:18.075804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15:07:51.833440479</dc:date>
    <meta:editing-duration>PT42M18S</meta:editing-duration>
    <meta:editing-cycles>4</meta:editing-cycles>
    <meta:generator>LibreOffice/5.1.4.2$Linux_X86_64 LibreOffice_project/10m0$Build-2</meta:generator>
    <meta:document-statistic meta:table-count="1" meta:cell-count="316" meta:object-count="0"/>
  </office:meta>
</office:document-meta>
</file>